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fo:background-color="#ffffff" style:font-weight-asian="bold" style:font-weight-complex="bold"/>
    </style:style>
    <style:style style:name="P4" style:family="paragraph" style:parent-style-name="Standard">
      <style:text-properties fo:background-color="#000000"/>
    </style:style>
    <style:style style:name="P5" style:family="paragraph" style:parent-style-name="Standard">
      <style:text-properties officeooo:paragraph-rsid="001497ea"/>
    </style:style>
    <style:style style:name="P6" style:family="paragraph" style:parent-style-name="Standard">
      <style:text-properties officeooo:rsid="001497ea" officeooo:paragraph-rsid="001497e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000000" loext:char-shading-value="0"/>
    </style:style>
    <style:style style:name="T6" style:family="text">
      <style:text-properties officeooo:rsid="001497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11"/><text:span text:style-name="T6">agmraan@gmail.</text:span>@gmail.com</text:p>
      <text:p text:style-name="Standard"><text:s text:c="112"/><text:span text:style-name="T6">+254704390612</text:span></text:p>
      <text:p text:style-name="Standard"><text:s text:c="115"/>LinkedIn: Sreerag Rajan</text:p>
      <text:p text:style-name="Standard"><text:s text:c="115"/>Faridabad, Haryana</text:p>
      <text:p text:style-name="Standard"><text:s text:c="115"/>Github: sreerag-rajan</text:p>
      <text:p text:style-name="Standard"><text:s text:c="115"/>Portfolio: Link</text:p>
      <text:p text:style-name="Standard"><text:s text:c="115"/>SREERAG RAJAN</text:p>
      <text:p text:style-name="Standard"/>
      <text:p text:style-name="Standard"/>
      <text:p text:style-name="P3"/>
      <text:p text:style-name="P3"><text:s text:c="22"/>FULL-STACK WEB DEVELOPER</text:p>
      <text:p text:style-name="P3"><text:s text:c="39"/>PROFESSIONAL SUMMARY PROJECTS</text:p>
      <text:p text:style-name="P3"/>
      <text:p text:style-name="P4"/>
      <text:p text:style-name="P5">A passionate Full-stack Web Developer confident in his frontend and backend capabilities. Enjoys new challenges and problem-solving opportunities. A good team player looking forward to a friendly work environment. </text:p>
      <text:p text:style-name="Standard"/>
      <text:p text:style-name="P2"><text:s text:c="49"/>EDUCATION</text:p>
      <text:p text:style-name="Standard">Full-Stack Development</text:p>
      <text:p text:style-name="P6">Moringa schools,Kenya</text:p>
      <text:p text:style-name="Standard"><text:span text:style-name="T6">Feb </text:span>202<text:span text:style-name="T6">4</text:span> - Present</text:p>
      <text:p text:style-name="Standard"/>
      <text:p text:style-name="Standard"><text:s text:c="30"/><text:span text:style-name="T4"><text:s/>SKILLS AND FRAMEWORKS</text:span></text:p>
      <text:p text:style-name="P5">HTML | CSS | Javascript | <text:span text:style-name="T6">Python</text:span> | <text:span text:style-name="T6">Flask</text:span>| <text:span text:style-name="T6">Django| PostgreSQL</text:span> | <text:span text:style-name="T6">Sqlite</text:span> | <text:span text:style-name="T6">SQLAlchemy</text:span> | <text:s/><text:span text:style-name="T6">Tailwind</text:span>| <text:span text:style-name="T6">PHP</text:span> | <text:span text:style-name="T6">FastAPI</text:span> | </text:p>
      <text:p text:style-name="P5"/>
      <text:p text:style-name="Standard"/>
      <text:p text:style-name="Standard"/>
      <text:p text:style-name="P2"><text:s text:c="27"/>CERTIFICATIONS AND LICENSES</text:p>
      <text:p text:style-name="Standard">202<text:span text:style-name="T6">4 </text:span>Complete <text:span text:style-name="T6">Javascript</text:span> Bootcamp From Zero to</text:p>
      <text:p text:style-name="Standard">Hero in Python, Udemy</text:p>
      <text:p text:style-name="Standard"/>
      <text:p text:style-name="Standard">The Ultimate MySQL Bootcamp: Go from SQL</text:p>
      <text:p text:style-name="Standard">Beginner to Expert, Udemy</text:p>
      <text:p text:style-name="Standard">SOFT SKILLS</text:p>
      <text:p text:style-name="Standard">Good Orator | Empathetic | Critical Thinker |</text:p>
      <text:p text:style-name="Standard">Leadership</text:p>
      <text:p text:style-name="Standard">INTERESTS</text:p>
      <text:p text:style-name="Standard">Reading | Watching History related Movies | A</text:p>
      <text:p text:style-name="Standard">Bibliophile with a keen interest in buying and</text:p>
      <text:p text:style-name="Standard">maintaining books</text:p>
      <text:p text:style-name="Standard">Cloning of an E-commerce website that focuses on a wide</text:p>
      <text:p text:style-name="Standard">array of products but focusing on electronics</text:p>
      <text:p text:style-name="Standard">Features:</text:p>
      <text:p text:style-name="Standard">Display Products with the ability to filter products</text:p>
      <text:p text:style-name="Standard">Tech Stack: EJS | NodeJS| ExpressJS | MongoDB</text:p>
      <text:p text:style-name="Standard">Areas of responsibility:</text:p>
      <text:p text:style-name="Standard">Led the team through the project</text:p>
      <text:p text:style-name="Standard">Built both of the products catalog pages with filtration</text:p>
      <text:p text:style-name="Standard">and sorting</text:p>
      <text:p text:style-name="Standard">Helped team members with certain parts of their pages</text:p>
      <text:p text:style-name="Standard"><text:soft-page-break/>Structuring Home Page with EJS syntax</text:p>
      <text:p text:style-name="Standard">Connecting backend to frontend for Sign-in/Sign</text:p>
      <text:p text:style-name="Standard">Up pages</text:p>
      <text:p text:style-name="Standard">A collaborative project built by a team of 6 executed in 5</text:p>
      <text:p text:style-name="Standard">days.</text:p>
      <text:p text:style-name="Standard">ACCOMPLISHMENTS</text:p>
      <text:p text:style-name="Standard">Treasurer of the History Department of Ramjas College</text:p>
      <text:p text:style-name="Standard">2016-2017</text:p>
      <text:p text:style-name="Standard">Winner of Debating Competition held in Deshbandu</text:p>
      <text:p text:style-name="Standard">College, Delhi University</text:p>
      <text:p text:style-name="Standard">2015</text:p>
      <text:p text:style-name="Standard">Octa-Finalist in Speak Up ‘15</text:p>
      <text:p text:style-name="Standard">Sri Guru Gobind Singh College of Commerce Annual</text:p>
      <text:p text:style-name="Standard">Debating competition</text:p>
      <text:p text:style-name="P1">201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3:34:26.264140669</meta:creation-date>
    <dc:date>2024-08-27T23:48:21.070230324</dc:date>
    <meta:editing-duration>PT13M56S</meta:editing-duration>
    <meta:editing-cycles>1</meta:editing-cycles>
    <meta:generator>LibreOffice/7.6.7.2$Linux_X86_64 LibreOffice_project/60$Build-2</meta:generator>
    <meta:document-statistic meta:table-count="0" meta:image-count="0" meta:object-count="0" meta:page-count="2" meta:paragraph-count="53" meta:word-count="263" meta:character-count="2697" meta:non-whitespace-character-count="1518"/>
  </office:meta>
</office:document-meta>
</file>